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spreadsheet_layer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TRS_Ost</text:p>
          </table:table-cell>
          <table:table-cell office:value-type="string" calcext:value-type="string">
            <text:p>ETRS_Nord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weiteres Attribut</text:p>
          </table:table-cell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388000" calcext:value-type="float">
            <text:p>388000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388500" calcext:value-type="float">
            <text:p>388500</text:p>
          </table:table-cell>
          <table:table-cell office:value-type="float" office:value="5799000" calcext:value-type="float">
            <text:p>57990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Tεστ *</text:p>
          </table:table-cell>
          <table:table-cell office:value-type="float" office:value="388567.89" calcext:value-type="float">
            <text:p>388567,89</text:p>
          </table:table-cell>
          <table:table-cell office:value-type="float" office:value="5799500" calcext:value-type="float">
            <text:p>5799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0T21:34:24.513728420</dc:date>
    <meta:editing-duration>PT10M48S</meta:editing-duration>
    <meta:editing-cycles>2</meta:editing-cycles>
    <meta:generator>LibreOffice/7.0.4.2$Linux_X86_64 LibreOffice_project/00$Build-2</meta:generator>
    <meta:document-statistic meta:table-count="1" meta:cell-count="19" meta:object-count="0"/>
  </office:meta>
</office:document-meta>
</file>